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25-09-10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25-06-0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25-03-1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24-12-09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24-09-1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24-06-10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24-03-1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23-12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23-09-11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23-06-1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23-03-17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22-12-14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22-09-2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22-06-1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22-03-07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21-12-0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21-09-13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21-06-15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21-03-23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20-10-30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9-12-0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9-09-20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9-06-20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9-03-11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8-12-19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8-09-12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8-06-27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8-03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7-12-07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7-09-20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7-07-2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7-06-08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7-03-2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7-01-2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6-09-3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6-06-29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6-04-0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5-12-0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5-09-0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5-06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5-04-0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4-12-18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4-09-17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4-06-2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4-03-1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3-12-12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3-09-1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3-06-1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3-03-2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2-12-1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2-09-20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2-06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2-03-01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1-12-1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1-09-1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1-06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1-03-1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0-12-0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0-09-0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0-06-0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10-03-0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9-12-09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9-08-25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9-06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9-03-1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8-12-0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8-09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8-06-0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8-03-0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7-12-0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7-09-05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7-06-0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7-03-1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6-12-05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6-09-12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6-06-0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6-03-02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5-12-0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5-09-0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5-06-02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5-03-0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4-11-02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4-09-0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4-06-30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4-05-04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4-03-0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3-12-31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3-10-28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3-09-05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3-06-26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3-04-2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3-02-2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2-12-31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2-10-30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2-08-27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2-06-1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2-04-24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2-02-2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1-12-07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1-10-17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1-08-16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1-06-13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1-04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0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1999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199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199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1999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199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1999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199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199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1999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199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199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199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909122375001</text:p>
          </table:table-cell>
          <table:table-cell office:value-type="string" calcext:value-type="string">
            <text:p>01.00S/01.00E-13BDA01</text:p>
          </table:table-cell>
          <table:table-cell office:value-type="string" calcext:value-type="string">
            <text:p>197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04" meta:object-count="0"/>
    <meta:user-defined meta:name="AppVersion">3.0</meta:user-defined>
  </office:meta>
</office:document-meta>
</file>